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513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2cm" style:rel-column-width="812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11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3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5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8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1</text:p>
          </table:table-cell>
          <table:table-cell table:style-name="Tabell2.A2" office:value-type="string">
            <text:p text:style-name="P2">[1.0]Starta spelet</text:p>
          </table:table-cell>
          <table:table-cell table:style-name="Tabell2.A2" office:value-type="string">
            <text:p text:style-name="Table_20_Contents">KLAR (på låg nivå)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?h<text:line-break/>(3h..?)</text:p>
          </table:table-cell>
        </table:table-row>
        <table:table-row>
          <table:table-cell table:style-name="Tabell2.A3" table:number-columns-spanned="6" office:value-type="string">
            <text:p text:style-name="P2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2</text:p>
          </table:table-cell>
          <table:table-cell table:style-name="Tabell2.A4" office:value-type="string">
            <text:list xml:id="list1989008485905064532" text:style-name="L1">
              <text:list-header>
                <text:p text:style-name="P16">[1.0]Lägg till data <text:line-break/><text:span text:style-name="T2">Skriver data, lägger till den senare..<text:line-break/>Mordfall 1: 50-55% klart...<text:line-break/>(Mkt kvar..)</text:span>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>7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401298" text:continue-numbering="true" text:style-name="L1">
              <text:list-header>
                <text:p text:style-name="P16">När container = öppnad. Bakåt knapp ska stänga ner den..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392511" text:continue-numbering="true" text:style-name="L1">
              <text:list-header>
                <text:p text:style-name="P15">Beksrivande knappar = textbrevid 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25h</text:p>
          </table:table-cell>
          <table:table-cell table:style-name="Tabell2.F5" office:value-type="string">
            <text:p text:style-name="Table_20_Contents">0.2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398717" text:continue-numbering="true" text:style-name="L1">
              <text:list-header>
                <text:p text:style-name="P15">InfoButton ska ha Samma typ av "Skylt" som GuessMurderButton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384528" text:continue-numbering="true" text:style-name="L1">
              <text:list-header>
                <text:p text:style-name="P15">Dialog knappar ska avaktiveras <text:s/>(upp och ner knapparna) (för frågor)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25h</text:p>
          </table:table-cell>
          <table:table-cell table:style-name="Tabell2.F5" office:value-type="string">
            <text:p text:style-name="Table_20_Contents">0.2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402024" text:continue-numbering="true" text:style-name="L1">
              <text:list-header>
                <text:p text:style-name="P15">Göra skillnad på containrar och ledtrådar!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378218" text:continue-numbering="true" text:style-name="L1">
              <text:list-header>
                <text:p text:style-name="P16">Tooltip försvinner inte så länge man hovrar över ett obj som har tooltip funktion. Försvinner när man ej hovrar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--</text:p>
          </table:table-cell>
          <table:table-cell table:style-name="Tabell2.A5" office:value-type="string">
            <text:list xml:id="list42388535" text:continue-numbering="true" text:style-name="L1">
              <text:list-header>
                <text:p text:style-name="P16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3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8</text:p>
          </table:table-cell>
          <table:table-cell table:style-name="Tabell2.A4" office:value-type="string">
            <text:list xml:id="list42384135" text:continue-numbering="true" text:style-name="L1">
              <text:list-header>
                <text:p text:style-name="P16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2378342" text:continue-numbering="true" text:style-name="L1">
              <text:list-header>
                <text:p text:style-name="P12">-CHECK-Spelaren ska starta med en pot spelpoäng<text:line-break/><text:line-break/>-CHECK-Poängen ska synas i hudden</text:p>
                <text:p text:style-name="P16"><text:line-break/><text:span text:style-name="T4">-Check-Poängen ska dras av när spelaren gör saker.</text:span></text:p>
                <text:p text:style-name="P16"/>
                <text:p text:style-name="P16"><text:soft-page-break/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tab/>starta om eller återgå till menyn.</text:p>
                <text:p text:style-name="P17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4 +1.4.2</text:p>
          </table:table-cell>
          <table:table-cell table:style-name="Tabell2.A4" office:value-type="string">
            <text:list xml:id="list42385427" text:continue-numbering="true" text:style-name="L1">
              <text:list-header>
                <text:p text:style-name="P16">[1.0] <text:span text:style-name="T8">Anteckna</text:span></text:p>
              </text:list-header>
            </text:list>
            <text:p text:style-name="P7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2383904" text:continue-numbering="true" text:style-name="L1">
              <text:list-header>
                <text:p text:style-name="P17">-Kunna öppna en ruta att skriva i </text:p>
                <text:p text:style-name="P17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Buggar</text:p>
          </table:table-cell>
          <table:table-cell table:style-name="Tabell2.A4" office:value-type="string">
            <text:list xml:id="list42379129" text:continue-numbering="true" text:style-name="L1">
              <text:list-header>
                <text:p text:style-name="P16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6.5h</text:p>
          </table:table-cell>
        </table:table-row>
        <table:table-row>
          <table:table-cell table:style-name="Tabell2.F4" table:number-columns-spanned="6" office:value-type="string">
            <text:list xml:id="list42386661" text:continue-numbering="true" text:style-name="L1">
              <text:list-header>
                <text:p text:style-name="P20">-Check-Se till att knappar blir inaktiverade/aktiverade när dem ska bli.</text:p>
                <text:p text:style-name="P16"><text:line-break/><text:span text:style-name="T4">-CHECK-färger/textstorlek/font ska vara rätt vid alla dialoger..</text:span></text:p>
                <text:p text:style-name="P18"/>
                <text:p text:style-name="P18">-Check- se till att bakgrunder blir nedgråade när man kommer till till intervjuer/blippbox..</text:p>
                <text:p text:style-name="P18"/>
                <text:p text:style-name="P16"><text:span text:style-name="T4">-Check-Fixat marginaler etc på BlippBoxen..</text:span><text:line-break/></text:p>
                <text:p text:style-name="P19">-Lägg in den nya (slutgiltiga) grafiken * <text:span text:style-name="T4">Typ klar<text:line-break/></text:span></text:p>
                <text:p text:style-name="P18">KLAR-Bytt ut knappar,</text:p>
                <text:p text:style-name="P19"><text:span text:style-name="T4">KLAR- Blockat vissa knappar när vissa komponenter är aktiva<text:line-break/></text:span><text:span text:style-name="T4">KLAR-Tidspoäng tas nu bort som de ska </text:span><text:line-break/><text:line-break/><text:span text:style-name="T4">-CHECK-Fixa storlekar på karaktärer så att de har rätt propotioner..</text:span></text:p>
              </text:list-header>
            </text:list>
            <text:p text:style-name="P9"/>
            <text:p text:style-name="P8">-CHECk-Fixat buggig back-knapp </text:p>
            <text:list xml:id="list42374249" text:continue-numbering="true" text:style-name="L1">
              <text:list-header>
                <text:p text:style-name="P16"/>
                <text:p text:style-name="P16">-All data ska rensas när spelplanen läggs ner, alternativt sparas och laddas in igen om det finns en session som inte är äldre än 10 min(?)</text:p>
              </text:list-header>
            </text:list>
            <text:p text:style-name="P6"/>
            <text:p text:style-name="P6">-Byta ordning på hur data läses in BuildRomFunktionen, Hudden ska läsas in Sist..</text:p>
            <text:p text:style-name="P6"/>
            <text:p text:style-name="P1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35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54h</text:p>
            <text:p text:style-name="Table_20_Contents">(154h+35 = <text:line-break/>189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89h = 51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42395129" text:continue-numbering="true" text:style-name="L1">
              <text:list-header>
                <text:p text:style-name="P16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2388143" text:continue-numbering="true" text:style-name="L1">
              <text:list-header>
                <text:p text:style-name="P13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2402658" text:continue-numbering="true" text:style-name="L1">
              <text:list-header>
                <text:p text:style-name="P13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2404875" text:continue-numbering="true" text:style-name="L1">
              <text:list-header>
                <text:p text:style-name="P13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2394691" text:continue-numbering="true" text:style-name="L1">
              <text:list-header>
                <text:p text:style-name="P14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2378681" text:continue-numbering="true" text:style-name="L1">
              <text:list-header>
                <text:p text:style-name="P13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2393834" text:continue-numbering="true" text:style-name="L1">
              <text:list-header>
                <text:p text:style-name="P13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2391245" text:continue-numbering="true" text:style-name="L1">
              <text:list-header>
                <text:p text:style-name="P13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2388536" text:continue-numbering="true" text:style-name="L1">
              <text:list-header>
                <text:p text:style-name="P14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385010" text:continue-numbering="true" text:style-name="L1">
              <text:list-header>
                <text:p text:style-name="P14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379595" text:continue-numbering="true" text:style-name="L1">
              <text:list-header>
                <text:p text:style-name="P14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383716" text:continue-numbering="true" text:style-name="L1">
              <text:list-header>
                <text:p text:style-name="P14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10H29M43S</meta:editing-duration>
    <meta:editing-cycles>201</meta:editing-cycles>
    <meta:generator>OpenOffice.org/3.4.1$Win32 OpenOffice.org_project/341m1$Build-9593</meta:generator>
    <dc:date>2014-05-29T22:23:23.45</dc:date>
    <meta:document-statistic meta:table-count="2" meta:image-count="0" meta:object-count="0" meta:page-count="5" meta:paragraph-count="166" meta:word-count="1014" meta:character-count="5969"/>
    <meta:user-defined meta:name="Info 1"/>
    <meta:user-defined meta:name="Info 2"/>
    <meta:user-defined meta:name="Info 3"/>
    <meta:user-defined meta:name="Info 4"/>
  </office:meta>
</office:document-meta>
</file>